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6*"/>
    </style:style>
    <style:style style:name="Tableau1.B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17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Guerre de Succession d'Autriche </text:p>
      <text:p text:style-name="P3">1740-1748</text:p>
      <text:p text:style-name="P3"/>
      <text:p text:style-name="P4"><text:tab/>Contexte</text:p>
      <text:p text:style-name="P6">La guerre de succession d'Autriche est une variante basé sur un <text:s/>conflit europeen né de la contestation de la succession de l'empire d'Autriche en faveur de Marie-Therese</text:p>
      <text:p text:style-name="P6">elle oppose neuf puissances </text:p>
      <text:list xml:id="list64528625335658172" text:style-name="L1">
        <text:list-item>
          <text:p text:style-name="P7">Autriche, France, Angleterre, Espagne, Russie, Ottoman, Prusse, Piedmont, Baviere</text:p>
        </text:list-item>
      </text:list>
      <text:p text:style-name="P6"/>
      <text:p text:style-name="P12">Particularite de la carte</text:p>
      <text:p text:style-name="P12"/>
      <text:p text:style-name="P14">Provinces a deux cotes</text:p>
      <text:list xml:id="list2537414923373574797" text:style-name="L2">
        <text:list-item>
          <text:p text:style-name="P8">Anatolie CN &amp; CS</text:p>
        </text:list-item>
        <text:list-item>
          <text:p text:style-name="P8">Papauté CN &amp; CS</text:p>
        </text:list-item>
        <text:list-item>
          <text:p text:style-name="P8">York CE &amp; CO</text:p>
        </text:list-item>
      </text:list>
      <text:p text:style-name="P11">Canaux</text:p>
      <text:list xml:id="list6803679042297595210" text:style-name="L3">
        <text:list-item>
          <text:p text:style-name="P9">Constantinople</text:p>
        </text:list-item>
        <text:list-item>
          <text:p text:style-name="P9">Danemark</text:p>
        </text:list-item>
        <text:list-item>
          <text:p text:style-name="P9">Suede</text:p>
        </text:list-item>
      </text:list>
      <text:p text:style-name="P11">Ponts</text:p>
      <text:list xml:id="list2249198162915425666" text:style-name="L4">
        <text:list-item>
          <text:p text:style-name="P10">Sicile &amp; Naples</text:p>
        </text:list-item>
        <text:list-item>
          <text:p text:style-name="P10">Corse &amp; Sardaigne</text:p>
        </text:list-item>
        <text:list-item>
          <text:p text:style-name="P10">Ecosse &amp; Irlande</text:p>
        </text:list-item>
        <text:list-item>
          <text:p text:style-name="P10">Suede &amp; Danemark</text:p>
        </text:list-item>
      </text:list>
      <text:p text:style-name="P6">ces provinces sont lie par des ponts de communications empruntable a la fois par des armées et des flottes</text:p>
      <text:p text:style-name="P6"/>
      <text:p text:style-name="P12">Datation</text:p>
      <text:p text:style-name="P6">La date de depart est 1740. Chaque tour represente un an</text:p>
      <text:p text:style-name="P5"/>
      <text:p text:style-name="P12">Centre de Ravitaillement</text:p>
      <text:p text:style-name="P15">il y a 51 centre de ravitaillement </text:p>
      <text:p text:style-name="P15">Le solo est donc a 26 centres</text:p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Puissances en presence</text:p>
      <text:p text:style-name="P13"/>
      <table:table table:name="Tableau1" table:style-name="Tableau1">
        <table:table-column table:style-name="Tableau1.A"/>
        <table:table-column table:style-name="Tableau1.B"/>
        <table:table-column table:style-name="Tableau1.A" table:number-columns-repeated="2"/>
        <table:table-column table:style-name="Tableau1.B"/>
        <table:table-row>
          <table:table-cell table:style-name="Tableau1.A1" office:value-type="string">
            <text:p text:style-name="P16">Puissance</text:p>
          </table:table-cell>
          <table:table-cell table:style-name="Tableau1.A1" office:value-type="string">
            <text:p text:style-name="P16">Centres</text:p>
          </table:table-cell>
          <table:table-cell table:style-name="Tableau1.A1" office:value-type="string">
            <text:p text:style-name="P16">Armées</text:p>
          </table:table-cell>
          <table:table-cell table:style-name="Tableau1.A1" office:value-type="string">
            <text:p text:style-name="P16">Flottes</text:p>
          </table:table-cell>
          <table:table-cell table:style-name="Tableau1.E1" office:value-type="string">
            <text:p text:style-name="P16">Centres innocupés</text:p>
          </table:table-cell>
        </table:table-row>
        <table:table-row>
          <table:table-cell table:style-name="Tableau1.A2" office:value-type="string">
            <text:p text:style-name="P16">Autriche</text:p>
          </table:table-cell>
          <table:table-cell table:style-name="Tableau1.B2" office:value-type="float" office:value="5">
            <text:p text:style-name="P16">5</text:p>
          </table:table-cell>
          <table:table-cell table:style-name="Tableau1.A2" office:value-type="string">
            <text:p text:style-name="P17">Vienne, Budapest, Croatie</text:p>
          </table:table-cell>
          <table:table-cell table:style-name="Tableau1.A2" office:value-type="string">
            <text:p text:style-name="P17"/>
          </table:table-cell>
          <table:table-cell table:style-name="Tableau1.E2" office:value-type="string">
            <text:p text:style-name="P17">Silesie, Milan</text:p>
          </table:table-cell>
        </table:table-row>
        <table:table-row>
          <table:table-cell table:style-name="Tableau1.A2" office:value-type="string">
            <text:p text:style-name="P16">Espagne</text:p>
          </table:table-cell>
          <table:table-cell table:style-name="Tableau1.B2" office:value-type="float" office:value="5">
            <text:p text:style-name="P16">5</text:p>
          </table:table-cell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17">Aragon</text:p>
          </table:table-cell>
          <table:table-cell table:style-name="Tableau1.E2" office:value-type="string">
            <text:p text:style-name="P17">Sicile ? Naples</text:p>
          </table:table-cell>
        </table:table-row>
        <table:table-row>
          <table:table-cell table:style-name="Tableau1.A2" office:value-type="string">
            <text:p text:style-name="P16">France</text:p>
          </table:table-cell>
          <table:table-cell table:style-name="Tableau1.B2" office:value-type="float" office:value="4">
            <text:p text:style-name="P16">4</text:p>
          </table:table-cell>
          <table:table-cell table:style-name="Tableau1.A2" office:value-type="string">
            <text:p text:style-name="P17">Bordeaux, Picardie</text:p>
          </table:table-cell>
          <table:table-cell table:style-name="Tableau1.A2" office:value-type="string">
            <text:p text:style-name="P17">Brest</text:p>
          </table:table-cell>
          <table:table-cell table:style-name="Tableau1.E2" office:value-type="string">
            <text:p text:style-name="P17">Paris</text:p>
          </table:table-cell>
        </table:table-row>
        <table:table-row>
          <table:table-cell table:style-name="Tableau1.A2" office:value-type="string">
            <text:p text:style-name="P16">Angleterre</text:p>
          </table:table-cell>
          <table:table-cell table:style-name="Tableau1.B2" office:value-type="float" office:value="4">
            <text:p text:style-name="P16">4</text:p>
          </table:table-cell>
          <table:table-cell table:style-name="Tableau1.A2" office:value-type="string">
            <text:p text:style-name="P17">Bristol</text:p>
          </table:table-cell>
          <table:table-cell table:style-name="Tableau1.A2" office:value-type="string">
            <text:p text:style-name="P17">Ecosse, Londres</text:p>
          </table:table-cell>
          <table:table-cell table:style-name="Tableau1.E2" office:value-type="string">
            <text:p text:style-name="P17">Irlande</text:p>
          </table:table-cell>
        </table:table-row>
        <table:table-row>
          <table:table-cell table:style-name="Tableau1.A2" office:value-type="string">
            <text:p text:style-name="P16">Russie</text:p>
          </table:table-cell>
          <table:table-cell table:style-name="Tableau1.B2" office:value-type="float" office:value="3">
            <text:p text:style-name="P16">3</text:p>
          </table:table-cell>
          <table:table-cell table:style-name="Tableau1.A2" office:value-type="string">
            <text:p text:style-name="P17">StPetersburg, Moscou, Kiev</text:p>
          </table:table-cell>
          <table:table-cell table:style-name="Tableau1.A2" office:value-type="string">
            <text:p text:style-name="P17"/>
          </table:table-cell>
          <table:table-cell table:style-name="Tableau1.E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6">Turquie</text:p>
          </table:table-cell>
          <table:table-cell table:style-name="Tableau1.B2" office:value-type="float" office:value="3">
            <text:p text:style-name="P16">3</text:p>
          </table:table-cell>
          <table:table-cell table:style-name="Tableau1.A2" office:value-type="string">
            <text:p text:style-name="P17">Bulgarie,</text:p>
            <text:p text:style-name="P17">Constantinople</text:p>
          </table:table-cell>
          <table:table-cell table:style-name="Tableau1.A2" office:value-type="string">
            <text:p text:style-name="P17">Grece</text:p>
          </table:table-cell>
          <table:table-cell table:style-name="Tableau1.E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6">Piedmont</text:p>
          </table:table-cell>
          <table:table-cell table:style-name="Tableau1.B2" office:value-type="float" office:value="3">
            <text:p text:style-name="P16">3</text:p>
          </table:table-cell>
          <table:table-cell table:style-name="Tableau1.A2" office:value-type="string">
            <text:p text:style-name="P17">Savoie, Sardaigne</text:p>
          </table:table-cell>
          <table:table-cell table:style-name="Tableau1.A2" office:value-type="string">
            <text:p text:style-name="P17">Piedmont</text:p>
          </table:table-cell>
          <table:table-cell table:style-name="Tableau1.E2" office:value-type="string">
            <text:p text:style-name="P17"/>
          </table:table-cell>
        </table:table-row>
        <table:table-row>
          <table:table-cell table:style-name="Tableau1.A2" office:value-type="string">
            <text:p text:style-name="P16">Prusse</text:p>
          </table:table-cell>
          <table:table-cell table:style-name="Tableau1.B2" office:value-type="float" office:value="3">
            <text:p text:style-name="P16">3</text:p>
          </table:table-cell>
          <table:table-cell table:style-name="Tableau1.A2" office:value-type="string">
            <text:p text:style-name="P17">Berlin, Stettin</text:p>
          </table:table-cell>
          <table:table-cell table:style-name="Tableau1.A2" office:value-type="string">
            <text:p text:style-name="P17"/>
          </table:table-cell>
          <table:table-cell table:style-name="Tableau1.E2" office:value-type="string">
            <text:p text:style-name="P17">Prusse</text:p>
          </table:table-cell>
        </table:table-row>
        <table:table-row>
          <table:table-cell table:style-name="Tableau1.A2" office:value-type="string">
            <text:p text:style-name="P16">Baviere</text:p>
          </table:table-cell>
          <table:table-cell table:style-name="Tableau1.B2" office:value-type="float" office:value="3">
            <text:p text:style-name="P16">3</text:p>
          </table:table-cell>
          <table:table-cell table:style-name="Tableau1.A2" office:value-type="string">
            <text:p text:style-name="P17">Munich, Regensburg</text:p>
          </table:table-cell>
          <table:table-cell table:style-name="Tableau1.A2" office:value-type="string">
            <text:p text:style-name="P17"/>
          </table:table-cell>
          <table:table-cell table:style-name="Tableau1.E2" office:value-type="string">
            <text:p text:style-name="P17">Westphalie</text:p>
          </table:table-cell>
        </table:table-row>
      </table:table>
      <text:p text:style-name="P1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i saarlainen</meta:initial-creator>
    <meta:creation-date>2023-11-23T09:47:45.73</meta:creation-date>
    <dc:date>2023-11-23T11:43:01.77</dc:date>
    <dc:creator>lei saarlainen</dc:creator>
    <meta:editing-duration>PT21M22S</meta:editing-duration>
    <meta:editing-cycles>3</meta:editing-cycles>
    <meta:generator>OpenOffice/4.1.11$Win32 OpenOffice.org_project/4111m1$Build-9808</meta:generator>
    <meta:document-statistic meta:table-count="1" meta:image-count="0" meta:object-count="0" meta:page-count="2" meta:paragraph-count="70" meta:word-count="201" meta:character-count="1177"/>
  </office:meta>
</office:document-meta>
</file>